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officeooo:rsid="000d72bc" officeooo:paragraph-rsid="000d72bc"/>
    </style:style>
    <style:style style:name="P2" style:family="paragraph" style:parent-style-name="Standard">
      <style:text-properties fo:font-style="italic" officeooo:rsid="000d72bc" officeooo:paragraph-rsid="000d72bc" style:font-style-asian="italic" style:font-style-complex="italic"/>
    </style:style>
    <style:style style:name="P3" style:family="paragraph" style:parent-style-name="Standard">
      <style:text-properties fo:font-style="italic" officeooo:rsid="0012d480" officeooo:paragraph-rsid="0012d480" style:font-style-asian="italic" style:font-style-complex="italic"/>
    </style:style>
    <style:style style:name="P4" style:family="paragraph" style:parent-style-name="Standard">
      <style:text-properties fo:font-style="italic" officeooo:rsid="0012f802" officeooo:paragraph-rsid="0012f802" style:font-style-asian="italic" style:font-style-complex="italic"/>
    </style:style>
    <style:style style:name="P5" style:family="paragraph" style:parent-style-name="Standard">
      <style:text-properties fo:font-style="italic" fo:font-weight="normal" officeooo:rsid="00873442" officeooo:paragraph-rsid="00873442" style:font-style-asian="italic" style:font-weight-asian="normal" style:font-style-complex="italic" style:font-weight-complex="normal"/>
    </style:style>
    <style:style style:name="P6" style:family="paragraph" style:parent-style-name="Standard">
      <style:text-properties fo:font-style="italic" fo:font-weight="normal" officeooo:rsid="00873442" officeooo:paragraph-rsid="00896366" style:font-style-asian="italic" style:font-weight-asian="normal" style:font-style-complex="italic" style:font-weight-complex="normal"/>
    </style:style>
    <style:style style:name="P7" style:family="paragraph" style:parent-style-name="Standard">
      <style:text-properties fo:font-style="italic" fo:font-weight="normal" officeooo:rsid="00873442" officeooo:paragraph-rsid="00fb644c" style:font-style-asian="italic" style:font-weight-asian="normal" style:font-style-complex="italic" style:font-weight-complex="normal"/>
    </style:style>
    <style:style style:name="P8" style:family="paragraph" style:parent-style-name="Standard">
      <style:text-properties fo:font-style="italic" fo:font-weight="normal" officeooo:rsid="00795519" officeooo:paragraph-rsid="01049f4d" style:font-style-asian="italic" style:font-weight-asian="normal" style:font-style-complex="italic" style:font-weight-complex="normal"/>
    </style:style>
    <style:style style:name="P9" style:family="paragraph" style:parent-style-name="Standard">
      <style:text-properties fo:font-style="normal" officeooo:rsid="00656784" officeooo:paragraph-rsid="00656784" style:font-style-asian="normal" style:font-style-complex="normal"/>
    </style:style>
    <style:style style:name="P10" style:family="paragraph" style:parent-style-name="Standard">
      <style:text-properties fo:font-style="normal" officeooo:rsid="00656784" officeooo:paragraph-rsid="012f6587" style:font-style-asian="normal" style:font-style-complex="normal"/>
    </style:style>
    <style:style style:name="P11" style:family="paragraph" style:parent-style-name="Standard">
      <style:text-properties fo:font-style="normal" officeooo:rsid="00a69558" officeooo:paragraph-rsid="00a69558" style:font-style-asian="normal" style:font-style-complex="normal"/>
    </style:style>
    <style:style style:name="P12" style:family="paragraph" style:parent-style-name="Standard">
      <style:text-properties fo:font-style="normal" officeooo:rsid="00ab806d" officeooo:paragraph-rsid="00ab806d" style:font-style-asian="normal" style:font-style-complex="normal"/>
    </style:style>
    <style:style style:name="P13" style:family="paragraph" style:parent-style-name="Standard">
      <style:text-properties fo:font-style="normal" officeooo:rsid="00d312e3" officeooo:paragraph-rsid="00d312e3" style:font-style-asian="normal" style:font-style-complex="normal"/>
    </style:style>
    <style:style style:name="P14" style:family="paragraph" style:parent-style-name="Standard">
      <style:text-properties fo:font-style="normal" officeooo:rsid="0012f802" officeooo:paragraph-rsid="0012f802" style:font-style-asian="normal" style:font-style-complex="normal"/>
    </style:style>
    <style:style style:name="P15" style:family="paragraph" style:parent-style-name="Standard">
      <style:text-properties fo:font-style="normal" officeooo:rsid="0105ec66" officeooo:paragraph-rsid="010781a5" style:font-style-asian="normal" style:font-style-complex="normal"/>
    </style:style>
    <style:style style:name="P16" style:family="paragraph" style:parent-style-name="Standard">
      <style:text-properties fo:font-style="normal" officeooo:rsid="012b6a12" officeooo:paragraph-rsid="012b6a12" style:font-style-asian="normal" style:font-style-complex="normal"/>
    </style:style>
    <style:style style:name="P17" style:family="paragraph" style:parent-style-name="Standard">
      <style:text-properties fo:font-style="normal" officeooo:rsid="012f6587" officeooo:paragraph-rsid="012f6587" style:font-style-asian="normal" style:font-style-complex="normal"/>
    </style:style>
    <style:style style:name="P18" style:family="paragraph" style:parent-style-name="Standard">
      <style:text-properties fo:font-style="normal" fo:font-weight="normal" officeooo:rsid="007dadbf" officeooo:paragraph-rsid="007dadbf" style:font-style-asian="normal" style:font-weight-asian="normal" style:font-style-complex="normal" style:font-weight-complex="normal"/>
    </style:style>
    <style:style style:name="P19" style:family="paragraph" style:parent-style-name="Standard">
      <style:text-properties fo:font-style="normal" fo:font-weight="bold" officeooo:rsid="007e7bfa" officeooo:paragraph-rsid="013d68b1" style:font-style-asian="normal" style:font-weight-asian="bold" style:font-style-complex="normal" style:font-weight-complex="bold"/>
    </style:style>
    <style:style style:name="P20" style:family="paragraph" style:parent-style-name="Standard">
      <style:text-properties fo:font-weight="bold" officeooo:rsid="007d969d" officeooo:paragraph-rsid="007dadbf" style:font-weight-asian="bold" style:font-weight-complex="bold"/>
    </style:style>
    <style:style style:name="P21" style:family="paragraph" style:parent-style-name="Standard">
      <style:text-properties fo:font-weight="normal" officeooo:rsid="0123cca6" officeooo:paragraph-rsid="0123cca6" style:font-weight-asian="normal" style:font-weight-complex="normal"/>
    </style:style>
    <style:style style:name="P22" style:family="paragraph" style:parent-style-name="Standard">
      <style:text-properties officeooo:rsid="00c745a4" officeooo:paragraph-rsid="00c745a4"/>
    </style:style>
    <style:style style:name="P23" style:family="paragraph" style:parent-style-name="Standard">
      <style:text-properties officeooo:paragraph-rsid="0123cca6"/>
    </style:style>
    <style:style style:name="P24" style:family="paragraph" style:parent-style-name="Standard">
      <style:text-properties officeooo:paragraph-rsid="00c745a4"/>
    </style:style>
    <style:style style:name="P25" style:family="paragraph" style:parent-style-name="Standard">
      <style:text-properties fo:color="#000000" officeooo:rsid="000d72bc" officeooo:paragraph-rsid="000d72bc"/>
    </style:style>
    <style:style style:name="P26" style:family="paragraph" style:parent-style-name="Standard">
      <style:text-properties fo:color="#000000" fo:font-style="italic" officeooo:rsid="000d72bc" officeooo:paragraph-rsid="000d72bc" style:font-style-asian="italic" style:font-style-complex="italic"/>
    </style:style>
    <style:style style:name="P27" style:family="paragraph" style:parent-style-name="Standard">
      <style:text-properties officeooo:paragraph-rsid="01363b41"/>
    </style:style>
    <style:style style:name="P28" style:family="paragraph" style:parent-style-name="Text_20_body">
      <style:text-properties officeooo:rsid="0045ff88" officeooo:paragraph-rsid="0045ff88"/>
    </style:style>
    <style:style style:name="P29" style:family="paragraph" style:parent-style-name="Text_20_body">
      <style:text-properties fo:font-style="italic" officeooo:rsid="000d72bc" officeooo:paragraph-rsid="000d72bc" style:font-style-asian="italic" style:font-style-complex="italic"/>
    </style:style>
    <style:style style:name="P30"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style:text-line-through-style="none" style:text-line-through-type="none" fo:font-style="italic" fo:font-weight="normal" officeooo:rsid="00873442" officeooo:paragraph-rsid="00896366" style:font-style-asian="italic" style:font-weight-asian="normal" style:font-style-complex="italic" style:font-weight-complex="normal"/>
    </style:style>
    <style:style style:name="P31" style:family="paragraph" style:parent-style-name="Footnote">
      <style:text-properties officeooo:rsid="014a6b75" officeooo:paragraph-rsid="014a6b75"/>
    </style:style>
    <style:style style:name="P32" style:family="paragraph" style:parent-style-name="Standard" style:list-style-name="L1">
      <style:text-properties fo:font-style="italic" officeooo:rsid="0012d480" officeooo:paragraph-rsid="0012d480" style:font-style-asian="italic" style:font-style-complex="italic"/>
    </style:style>
    <style:style style:name="P33" style:family="paragraph" style:parent-style-name="Standard" style:list-style-name="L2">
      <style:text-properties fo:font-style="italic" fo:font-weight="normal" officeooo:rsid="00dd3457" officeooo:paragraph-rsid="00dd3457" style:font-style-asian="italic" style:font-weight-asian="normal" style:font-style-complex="italic" style:font-weight-complex="normal"/>
    </style:style>
    <style:style style:name="P34" style:family="paragraph" style:parent-style-name="Standard" style:list-style-name="L8">
      <style:text-properties fo:font-style="italic" fo:font-weight="normal" officeooo:rsid="00dd3457" officeooo:paragraph-rsid="00dd3457" style:font-style-asian="italic" style:font-weight-asian="normal" style:font-style-complex="italic" style:font-weight-complex="normal"/>
    </style:style>
    <style:style style:name="P35" style:family="paragraph" style:parent-style-name="Standard" style:list-style-name="L8">
      <style:text-properties fo:font-style="italic" fo:font-weight="normal" officeooo:rsid="00873442" officeooo:paragraph-rsid="00873442" style:font-style-asian="italic" style:font-weight-asian="normal" style:font-style-complex="italic" style:font-weight-complex="normal"/>
    </style:style>
    <style:style style:name="P36" style:family="paragraph" style:parent-style-name="Standard" style:list-style-name="L4">
      <style:text-properties fo:font-style="italic" fo:font-weight="normal" officeooo:rsid="00873442" officeooo:paragraph-rsid="008ddffb" style:font-style-asian="italic" style:font-weight-asian="normal" style:font-style-complex="italic" style:font-weight-complex="normal"/>
    </style:style>
    <style:style style:name="P37" style:family="paragraph" style:parent-style-name="Standard" style:list-style-name="L8">
      <style:text-properties fo:font-style="italic" fo:font-weight="normal" officeooo:rsid="00a08ce1" officeooo:paragraph-rsid="00a4ff07" style:font-style-asian="italic" style:font-weight-asian="normal" style:font-style-complex="italic" style:font-weight-complex="normal"/>
    </style:style>
    <style:style style:name="P38" style:family="paragraph" style:parent-style-name="Standard" style:list-style-name="L8">
      <style:text-properties fo:font-style="italic" fo:font-weight="normal" officeooo:rsid="00a08ce1" officeooo:paragraph-rsid="00a08ce1" style:font-style-asian="italic" style:font-weight-asian="normal" style:font-style-complex="italic" style:font-weight-complex="normal"/>
    </style:style>
    <style:style style:name="P39" style:family="paragraph" style:parent-style-name="Standard">
      <style:text-properties fo:font-style="italic" fo:font-weight="normal" officeooo:rsid="00795519" officeooo:paragraph-rsid="0154b4dc" style:font-style-asian="italic" style:font-weight-asian="normal" style:font-style-complex="italic" style:font-weight-complex="normal"/>
    </style:style>
    <style:style style:name="P40" style:family="paragraph" style:parent-style-name="Standard" style:list-style-name="L2">
      <style:text-properties officeooo:rsid="00f66beb" officeooo:paragraph-rsid="013a37ac"/>
    </style:style>
    <style:style style:name="P41" style:family="paragraph" style:parent-style-name="Standard" style:list-style-name="L2">
      <style:text-properties officeooo:rsid="00f66beb" officeooo:paragraph-rsid="00f66beb"/>
    </style:style>
    <style:style style:name="P42" style:family="paragraph" style:parent-style-name="Standard" style:list-style-name="L2">
      <style:text-properties officeooo:rsid="0043a3e1" officeooo:paragraph-rsid="008ddffb"/>
    </style:style>
    <style:style style:name="P43" style:family="paragraph" style:parent-style-name="Standard" style:list-style-name="L2">
      <style:text-properties officeooo:rsid="0014dff0" officeooo:paragraph-rsid="008ddffb"/>
    </style:style>
    <style:style style:name="P44" style:family="paragraph" style:parent-style-name="Standard" style:list-style-name="L3">
      <style:text-properties officeooo:rsid="0014dff0" officeooo:paragraph-rsid="012b6a12"/>
    </style:style>
    <style:style style:name="P45" style:family="paragraph" style:parent-style-name="Standard" style:list-style-name="L3">
      <style:text-properties officeooo:rsid="0014dff0" officeooo:paragraph-rsid="00f66beb"/>
    </style:style>
    <style:style style:name="P46" style:family="paragraph" style:parent-style-name="Standard" style:list-style-name="L3">
      <style:text-properties officeooo:rsid="0069f73b" officeooo:paragraph-rsid="008ddffb"/>
    </style:style>
    <style:style style:name="P47" style:family="paragraph" style:parent-style-name="Standard" style:list-style-name="L3">
      <style:text-properties officeooo:rsid="006bb004" officeooo:paragraph-rsid="008ddffb"/>
    </style:style>
    <style:style style:name="P48" style:family="paragraph" style:parent-style-name="Standard" style:list-style-name="L3">
      <style:text-properties fo:color="#008000" officeooo:rsid="012b6a12" officeooo:paragraph-rsid="012b6a12"/>
    </style:style>
    <style:style style:name="P49" style:family="paragraph" style:parent-style-name="Standard" style:list-style-name="L3">
      <style:text-properties officeooo:rsid="012b6a12" officeooo:paragraph-rsid="012b6a12"/>
    </style:style>
    <style:style style:name="P50" style:family="paragraph" style:parent-style-name="Standard" style:list-style-name="L3">
      <style:text-properties officeooo:rsid="006d258c" officeooo:paragraph-rsid="008ddffb"/>
    </style:style>
    <style:style style:name="P51" style:family="paragraph" style:parent-style-name="Standard" style:list-style-name="L3">
      <style:text-properties fo:color="#ff0000" officeooo:rsid="00f66beb" officeooo:paragraph-rsid="00f66beb"/>
    </style:style>
    <style:style style:name="P52" style:family="paragraph" style:parent-style-name="Standard" style:list-style-name="L9">
      <style:text-properties fo:color="#ff0000" fo:font-style="italic" fo:font-weight="normal" officeooo:rsid="00c0684c" officeooo:paragraph-rsid="00c0684c" style:font-style-asian="italic" style:font-weight-asian="normal" style:font-style-complex="italic" style:font-weight-complex="normal"/>
    </style:style>
    <style:style style:name="P53" style:family="paragraph" style:parent-style-name="Standard" style:list-style-name="L10">
      <style:text-properties fo:color="#ff0000" style:text-line-through-style="none" style:text-line-through-type="none" fo:font-style="italic" fo:font-weight="normal" officeooo:rsid="00e8bd0a" officeooo:paragraph-rsid="00e8bd0a" style:font-style-asian="italic" style:font-weight-asian="normal" style:font-style-complex="italic" style:font-weight-complex="normal"/>
    </style:style>
    <style:style style:name="P54" style:family="paragraph" style:parent-style-name="Standard" style:list-style-name="L6">
      <style:text-properties officeooo:paragraph-rsid="013d68b1"/>
    </style:style>
    <style:style style:name="P55" style:family="paragraph" style:parent-style-name="Standard" style:list-style-name="L7">
      <style:text-properties officeooo:paragraph-rsid="007db546"/>
    </style:style>
    <style:style style:name="P56" style:family="paragraph" style:parent-style-name="Standard" style:list-style-name="L7">
      <style:text-properties officeooo:paragraph-rsid="007e7bfa"/>
    </style:style>
    <style:style style:name="P57" style:family="paragraph" style:parent-style-name="Standard" style:list-style-name="L7">
      <style:text-properties fo:font-style="normal" fo:font-weight="normal" officeooo:rsid="007965c0" officeooo:paragraph-rsid="01459467" style:font-style-asian="normal" style:font-weight-asian="normal" style:font-style-complex="normal" style:font-weight-complex="normal"/>
    </style:style>
    <style:style style:name="P58" style:family="paragraph" style:parent-style-name="Standard" style:list-style-name="L12">
      <style:text-properties fo:font-style="normal" fo:font-weight="normal" officeooo:rsid="007965c0" officeooo:paragraph-rsid="0154b4dc" style:font-style-asian="normal" style:font-weight-asian="normal" style:font-style-complex="normal" style:font-weight-complex="normal"/>
    </style:style>
    <style:style style:name="P59" style:family="paragraph" style:parent-style-name="Standard" style:list-style-name="L8">
      <style:text-properties fo:font-style="normal" fo:font-weight="normal" officeooo:rsid="00a08ce1" officeooo:paragraph-rsid="00873442" style:font-style-asian="normal" style:font-weight-asian="normal" style:font-style-complex="normal" style:font-weight-complex="normal"/>
    </style:style>
    <style:style style:name="P60" style:family="paragraph" style:parent-style-name="Standard" style:list-style-name="L8">
      <style:text-properties fo:font-style="normal" fo:font-weight="normal" officeooo:rsid="00c8e0e8" officeooo:paragraph-rsid="00c8e0e8" style:font-style-asian="normal" style:font-weight-asian="normal" style:font-style-complex="normal" style:font-weight-complex="normal"/>
    </style:style>
    <style:style style:name="P61" style:family="paragraph" style:parent-style-name="Standard" style:list-style-name="L8">
      <style:text-properties fo:font-style="normal" fo:font-weight="normal" officeooo:rsid="00a4ff07" officeooo:paragraph-rsid="00a4ff07" style:font-style-asian="normal" style:font-weight-asian="normal" style:font-style-complex="normal" style:font-weight-complex="normal"/>
    </style:style>
    <style:style style:name="P62" style:family="paragraph" style:parent-style-name="Standard" style:list-style-name="L8">
      <style:text-properties fo:font-style="normal" fo:font-weight="normal" officeooo:rsid="00cdf48a" officeooo:paragraph-rsid="00cdf48a" style:font-style-asian="normal" style:font-weight-asian="normal" style:font-style-complex="normal" style:font-weight-complex="normal"/>
    </style:style>
    <style:style style:name="P63" style:family="paragraph" style:parent-style-name="Standard" style:list-style-name="L10">
      <style:text-properties fo:font-style="normal" fo:font-weight="normal" officeooo:rsid="00e66f62" officeooo:paragraph-rsid="00e66f62" style:font-style-asian="normal" style:font-weight-asian="normal" style:font-style-complex="normal" style:font-weight-complex="normal"/>
    </style:style>
    <style:style style:name="P64" style:family="paragraph" style:parent-style-name="Standard">
      <style:text-properties fo:font-style="normal" fo:font-weight="normal" officeooo:rsid="00eb3db9" officeooo:paragraph-rsid="00896366" style:font-style-asian="normal" style:font-weight-asian="normal" style:font-style-complex="normal" style:font-weight-complex="normal"/>
    </style:style>
    <style:style style:name="P65" style:family="paragraph" style:parent-style-name="Standard">
      <style:text-properties fo:font-style="normal" fo:font-weight="bold" officeooo:rsid="007e7bfa" officeooo:paragraph-rsid="0154b4dc" style:font-style-asian="normal" style:font-weight-asian="bold" style:font-style-complex="normal" style:font-weight-complex="bold"/>
    </style:style>
    <style:style style:name="P66" style:family="paragraph" style:parent-style-name="Standard">
      <style:text-properties fo:font-weight="bold" style:font-weight-asian="bold" style:font-weight-complex="bold"/>
    </style:style>
    <style:style style:name="P67" style:family="paragraph" style:parent-style-name="Standard" style:list-style-name="L5">
      <style:text-properties fo:font-weight="bold" officeooo:rsid="00bc5b97" officeooo:paragraph-rsid="00bc5b97" style:font-weight-asian="bold" style:font-weight-complex="bold"/>
    </style:style>
    <style:style style:name="P68" style:family="paragraph" style:parent-style-name="Standard" style:list-style-name="L5">
      <style:text-properties fo:font-weight="bold" officeooo:rsid="012ebcab" officeooo:paragraph-rsid="012ebcab" style:font-weight-asian="bold" style:font-weight-complex="bold"/>
    </style:style>
    <style:style style:name="P69" style:family="paragraph" style:parent-style-name="Standard">
      <style:text-properties fo:font-weight="bold" officeooo:rsid="00491dbb" officeooo:paragraph-rsid="008ddffb" style:font-weight-asian="bold" style:font-weight-complex="bold"/>
    </style:style>
    <style:style style:name="P70" style:family="paragraph" style:parent-style-name="Standard">
      <style:text-properties fo:font-weight="bold" officeooo:rsid="004bd802" officeooo:paragraph-rsid="00db96a9" style:font-weight-asian="bold" style:font-weight-complex="bold"/>
    </style:style>
    <style:style style:name="P71" style:family="paragraph" style:parent-style-name="Standard">
      <style:text-properties fo:font-weight="bold" officeooo:rsid="007d969d" officeooo:paragraph-rsid="0154b4dc" style:font-weight-asian="bold" style:font-weight-complex="bold"/>
    </style:style>
    <style:style style:name="P72" style:family="paragraph" style:parent-style-name="Standard" style:list-style-name="L9">
      <style:text-properties officeooo:paragraph-rsid="00bcf22c"/>
    </style:style>
    <style:style style:name="P73" style:family="paragraph" style:parent-style-name="Standard" style:list-style-name="L9">
      <style:text-properties officeooo:paragraph-rsid="00be9ff5"/>
    </style:style>
    <style:style style:name="P74" style:family="paragraph" style:parent-style-name="Standard" style:list-style-name="L10">
      <style:text-properties style:text-line-through-style="none" style:text-line-through-type="none" fo:font-style="italic" fo:font-weight="normal" officeooo:rsid="00618181" officeooo:paragraph-rsid="008ddffb" style:font-style-asian="italic" style:font-weight-asian="normal" style:font-style-complex="italic" style:font-weight-complex="normal"/>
    </style:style>
    <style:style style:name="P75" style:family="paragraph" style:parent-style-name="Standard">
      <style:text-properties fo:color="#000000" fo:font-style="italic" fo:font-weight="normal" officeooo:rsid="000d72bc" officeooo:paragraph-rsid="0154b4dc" style:font-style-asian="italic" style:font-weight-asian="normal" style:font-style-complex="italic" style:font-weight-complex="normal"/>
    </style:style>
    <style:style style:name="P76" style:family="paragraph" style:parent-style-name="Standard">
      <style:text-properties fo:color="#000000" fo:font-style="italic" officeooo:rsid="000d72bc" officeooo:paragraph-rsid="0154b4dc" style:font-style-asian="italic" style:font-style-complex="italic"/>
    </style:style>
    <style:style style:name="P77" style:family="paragraph" style:parent-style-name="Standard">
      <style:text-properties fo:color="#000000" officeooo:rsid="000d72bc" officeooo:paragraph-rsid="0154b4dc"/>
    </style:style>
    <style:style style:name="P78" style:family="paragraph" style:parent-style-name="Standard" style:list-style-name="L11">
      <style:text-properties officeooo:paragraph-rsid="0154b4dc"/>
    </style:style>
    <style:style style:name="P79" style:family="paragraph" style:parent-style-name="Standard" style:list-style-name="L12">
      <style:text-properties officeooo:paragraph-rsid="0154b4dc"/>
    </style:style>
    <style:style style:name="P80" style:family="paragraph" style:parent-style-name="Standard">
      <style:text-properties officeooo:paragraph-rsid="008ddffb"/>
    </style:style>
    <style:style style:name="P81" style:family="paragraph" style:parent-style-name="Standard" style:list-style-name="L13">
      <style:text-properties officeooo:paragraph-rsid="008ddffb"/>
    </style:style>
    <style:style style:name="P82" style:family="paragraph" style:parent-style-name="Standard" style:list-style-name="L14">
      <style:text-properties officeooo:paragraph-rsid="008ddffb"/>
    </style:style>
    <style:style style:name="P83" style:family="paragraph" style:parent-style-name="Standard">
      <style:paragraph-properties fo:break-before="page"/>
      <style:text-properties fo:font-weight="bold" officeooo:paragraph-rsid="0154b4dc" style:font-weight-asian="bold" style:font-weight-complex="bold"/>
    </style:style>
    <style:style style:name="P84" style:family="paragraph" style:parent-style-name="Heading_20_1">
      <style:text-properties fo:color="#000000"/>
    </style:style>
    <style:style style:name="P85" style:family="paragraph" style:parent-style-name="Heading_20_1">
      <style:text-properties fo:color="#000000" officeooo:paragraph-rsid="0154b4dc"/>
    </style:style>
    <style:style style:name="P86" style:family="paragraph" style:parent-style-name="Heading_20_1">
      <style:paragraph-properties fo:break-before="page"/>
      <style:text-properties officeooo:rsid="00656784" officeooo:paragraph-rsid="00656784"/>
    </style:style>
    <style:style style:name="P87" style:family="paragraph" style:parent-style-name="Heading_20_3">
      <style:text-properties officeooo:rsid="00c745a4" officeooo:paragraph-rsid="00c745a4"/>
    </style:style>
    <style:style style:name="T1" style:family="text">
      <style:text-properties officeooo:rsid="000e4cf5"/>
    </style:style>
    <style:style style:name="T2" style:family="text">
      <style:text-properties officeooo:rsid="0012d480"/>
    </style:style>
    <style:style style:name="T3" style:family="text">
      <style:text-properties fo:font-style="normal" style:font-style-asian="normal" style:font-style-complex="normal"/>
    </style:style>
    <style:style style:name="T4" style:family="text">
      <style:text-properties fo:font-style="normal" officeooo:rsid="0025572b" style:font-style-asian="normal" style:font-style-complex="normal"/>
    </style:style>
    <style:style style:name="T5" style:family="text">
      <style:text-properties fo:font-style="normal" officeooo:rsid="002639a1" style:font-style-asian="normal" style:font-style-complex="normal"/>
    </style:style>
    <style:style style:name="T6" style:family="text">
      <style:text-properties fo:font-style="normal" officeooo:rsid="007dadbf" style:font-style-asian="normal" style:font-style-complex="normal"/>
    </style:style>
    <style:style style:name="T7" style:family="text">
      <style:text-properties fo:font-style="normal" officeooo:rsid="009716e8" style:font-style-asian="normal" style:font-style-complex="normal"/>
    </style:style>
    <style:style style:name="T8" style:family="text">
      <style:text-properties fo:font-style="normal" officeooo:rsid="0097391f" style:font-style-asian="normal" style:font-style-complex="normal"/>
    </style:style>
    <style:style style:name="T9" style:family="text">
      <style:text-properties fo:font-style="normal" officeooo:rsid="00a08ce1" style:font-style-asian="normal" style:font-style-complex="normal"/>
    </style:style>
    <style:style style:name="T10" style:family="text">
      <style:text-properties fo:font-style="normal" officeooo:rsid="0043a3e1" style:font-style-asian="normal" style:font-style-complex="normal"/>
    </style:style>
    <style:style style:name="T11" style:family="text">
      <style:text-properties fo:font-style="normal" officeooo:rsid="00550a8f" style:font-style-asian="normal" style:font-style-complex="normal"/>
    </style:style>
    <style:style style:name="T12" style:family="text">
      <style:text-properties fo:font-style="normal" officeooo:rsid="003df9a9" style:font-style-asian="normal" style:font-style-complex="normal"/>
    </style:style>
    <style:style style:name="T13" style:family="text">
      <style:text-properties fo:font-style="normal" officeooo:rsid="0014dff0" style:font-style-asian="normal" style:font-style-complex="normal"/>
    </style:style>
    <style:style style:name="T14" style:family="text">
      <style:text-properties fo:font-style="normal" officeooo:rsid="00a3825d" style:font-style-asian="normal" style:font-style-complex="normal"/>
    </style:style>
    <style:style style:name="T15" style:family="text">
      <style:text-properties fo:font-style="normal" officeooo:rsid="00a3acf8" style:font-style-asian="normal" style:font-style-complex="normal"/>
    </style:style>
    <style:style style:name="T16" style:family="text">
      <style:text-properties fo:font-style="normal" officeooo:rsid="00a44582" style:font-style-asian="normal" style:font-style-complex="normal"/>
    </style:style>
    <style:style style:name="T17" style:family="text">
      <style:text-properties fo:font-style="normal" officeooo:rsid="00a4ff07" style:font-style-asian="normal" style:font-style-complex="normal"/>
    </style:style>
    <style:style style:name="T18" style:family="text">
      <style:text-properties fo:font-style="normal" officeooo:rsid="006bb004" style:font-style-asian="normal" style:font-style-complex="normal"/>
    </style:style>
    <style:style style:name="T19" style:family="text">
      <style:text-properties fo:font-style="normal" officeooo:rsid="0072ebeb" style:font-style-asian="normal" style:font-style-complex="normal"/>
    </style:style>
    <style:style style:name="T20" style:family="text">
      <style:text-properties fo:font-style="normal" officeooo:rsid="00732092" style:font-style-asian="normal" style:font-style-complex="normal"/>
    </style:style>
    <style:style style:name="T21" style:family="text">
      <style:text-properties fo:font-style="normal" officeooo:rsid="0073824c" style:font-style-asian="normal" style:font-style-complex="normal"/>
    </style:style>
    <style:style style:name="T22" style:family="text">
      <style:text-properties fo:font-style="normal" officeooo:rsid="00bc5b97" style:font-style-asian="normal" style:font-style-complex="normal"/>
    </style:style>
    <style:style style:name="T23" style:family="text">
      <style:text-properties fo:font-style="normal" officeooo:rsid="00bcf22c" style:font-style-asian="normal" style:font-style-complex="normal"/>
    </style:style>
    <style:style style:name="T24" style:family="text">
      <style:text-properties fo:font-style="normal" officeooo:rsid="00be9ff5" style:font-style-asian="normal" style:font-style-complex="normal"/>
    </style:style>
    <style:style style:name="T25" style:family="text">
      <style:text-properties fo:font-style="normal" officeooo:rsid="00c162a1" style:font-style-asian="normal" style:font-style-complex="normal"/>
    </style:style>
    <style:style style:name="T26" style:family="text">
      <style:text-properties fo:font-style="normal" officeooo:rsid="00ccd849" style:font-style-asian="normal" style:font-style-complex="normal"/>
    </style:style>
    <style:style style:name="T27" style:family="text">
      <style:text-properties fo:font-style="normal" officeooo:rsid="00ce1e07" style:font-style-asian="normal" style:font-style-complex="normal"/>
    </style:style>
    <style:style style:name="T28" style:family="text">
      <style:text-properties fo:font-style="normal" officeooo:rsid="00cfdd4a" style:font-style-asian="normal" style:font-style-complex="normal"/>
    </style:style>
    <style:style style:name="T29" style:family="text">
      <style:text-properties fo:font-style="normal" officeooo:rsid="00d0c9ac" style:font-style-asian="normal" style:font-style-complex="normal"/>
    </style:style>
    <style:style style:name="T30" style:family="text">
      <style:text-properties fo:font-style="normal" officeooo:rsid="00d28103" style:font-style-asian="normal" style:font-style-complex="normal"/>
    </style:style>
    <style:style style:name="T31" style:family="text">
      <style:text-properties fo:font-style="normal" officeooo:rsid="00d550bd" style:font-style-asian="normal" style:font-style-complex="normal"/>
    </style:style>
    <style:style style:name="T32" style:family="text">
      <style:text-properties fo:font-style="normal" officeooo:rsid="00d8cf99" style:font-style-asian="normal" style:font-style-complex="normal"/>
    </style:style>
    <style:style style:name="T33" style:family="text">
      <style:text-properties fo:font-style="normal" officeooo:rsid="00db9184" style:font-style-asian="normal" style:font-style-complex="normal"/>
    </style:style>
    <style:style style:name="T34" style:family="text">
      <style:text-properties fo:font-style="normal" officeooo:rsid="00dd3457" style:font-style-asian="normal" style:font-style-complex="normal"/>
    </style:style>
    <style:style style:name="T35" style:family="text">
      <style:text-properties fo:font-style="normal" officeooo:rsid="00df1838" style:font-style-asian="normal" style:font-style-complex="normal"/>
    </style:style>
    <style:style style:name="T36" style:family="text">
      <style:text-properties fo:font-style="normal" officeooo:rsid="00e06cbe" style:font-style-asian="normal" style:font-style-complex="normal"/>
    </style:style>
    <style:style style:name="T37" style:family="text">
      <style:text-properties fo:font-style="normal" officeooo:rsid="00e15a34" style:font-style-asian="normal" style:font-style-complex="normal"/>
    </style:style>
    <style:style style:name="T38" style:family="text">
      <style:text-properties fo:font-style="normal" officeooo:rsid="00e37bc9" style:font-style-asian="normal" style:font-style-complex="normal"/>
    </style:style>
    <style:style style:name="T39" style:family="text">
      <style:text-properties fo:font-style="normal" officeooo:rsid="00e38c55" style:font-style-asian="normal" style:font-style-complex="normal"/>
    </style:style>
    <style:style style:name="T40" style:family="text">
      <style:text-properties fo:font-style="normal" officeooo:rsid="00e4733d" style:font-style-asian="normal" style:font-style-complex="normal"/>
    </style:style>
    <style:style style:name="T41" style:family="text">
      <style:text-properties fo:font-style="normal" officeooo:rsid="00760f14" style:font-style-asian="normal" style:font-style-complex="normal"/>
    </style:style>
    <style:style style:name="T42" style:family="text">
      <style:text-properties fo:font-style="normal" officeooo:rsid="00e66f62" style:font-style-asian="normal" style:font-style-complex="normal"/>
    </style:style>
    <style:style style:name="T43" style:family="text">
      <style:text-properties fo:font-style="normal" officeooo:rsid="00e7553c" style:font-style-asian="normal" style:font-style-complex="normal"/>
    </style:style>
    <style:style style:name="T44" style:family="text">
      <style:text-properties fo:font-style="normal" officeooo:rsid="00e7cb63" style:font-style-asian="normal" style:font-style-complex="normal"/>
    </style:style>
    <style:style style:name="T45" style:family="text">
      <style:text-properties fo:font-style="normal" officeooo:rsid="00ea7e09" style:font-style-asian="normal" style:font-style-complex="normal"/>
    </style:style>
    <style:style style:name="T46" style:family="text">
      <style:text-properties fo:font-style="normal" officeooo:rsid="00eb4a6b" style:font-style-asian="normal" style:font-style-complex="normal"/>
    </style:style>
    <style:style style:name="T47" style:family="text">
      <style:text-properties fo:font-style="normal" officeooo:rsid="00ecbed2" style:font-style-asian="normal" style:font-style-complex="normal"/>
    </style:style>
    <style:style style:name="T48" style:family="text">
      <style:text-properties fo:font-style="normal" officeooo:rsid="00efbf51" style:font-style-asian="normal" style:font-style-complex="normal"/>
    </style:style>
    <style:style style:name="T49" style:family="text">
      <style:text-properties fo:font-style="normal" officeooo:rsid="00efecdb" style:font-style-asian="normal" style:font-style-complex="normal"/>
    </style:style>
    <style:style style:name="T50" style:family="text">
      <style:text-properties fo:font-style="normal" officeooo:rsid="00f23042" style:font-style-asian="normal" style:font-style-complex="normal"/>
    </style:style>
    <style:style style:name="T51" style:family="text">
      <style:text-properties fo:font-style="normal" officeooo:rsid="00fb644c" style:font-style-asian="normal" style:font-style-complex="normal"/>
    </style:style>
    <style:style style:name="T52" style:family="text">
      <style:text-properties fo:font-style="normal" officeooo:rsid="00fd21cd" style:font-style-asian="normal" style:font-style-complex="normal"/>
    </style:style>
    <style:style style:name="T53" style:family="text">
      <style:text-properties fo:font-style="normal" officeooo:rsid="00fe8046" style:font-style-asian="normal" style:font-style-complex="normal"/>
    </style:style>
    <style:style style:name="T54" style:family="text">
      <style:text-properties fo:font-style="normal" officeooo:rsid="0101939f" style:font-style-asian="normal" style:font-style-complex="normal"/>
    </style:style>
    <style:style style:name="T55" style:family="text">
      <style:text-properties fo:font-style="normal" officeooo:rsid="0113ca30" style:font-style-asian="normal" style:font-style-complex="normal"/>
    </style:style>
    <style:style style:name="T56" style:family="text">
      <style:text-properties fo:font-style="normal" officeooo:rsid="01155d1a" style:font-style-asian="normal" style:font-style-complex="normal"/>
    </style:style>
    <style:style style:name="T57" style:family="text">
      <style:text-properties fo:font-style="normal" officeooo:rsid="011a09af" style:font-style-asian="normal" style:font-style-complex="normal"/>
    </style:style>
    <style:style style:name="T58" style:family="text">
      <style:text-properties fo:font-style="normal" officeooo:rsid="01400c0a" style:font-style-asian="normal" style:font-style-complex="normal"/>
    </style:style>
    <style:style style:name="T59" style:family="text">
      <style:text-properties fo:font-style="normal" officeooo:rsid="01488f31"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795519" style:font-style-asian="normal" style:font-weight-asian="normal" style:font-style-complex="normal" style:font-weight-complex="normal"/>
    </style:style>
    <style:style style:name="T62" style:family="text">
      <style:text-properties fo:font-style="normal" fo:font-weight="normal" officeooo:rsid="007965c0" style:font-style-asian="normal" style:font-weight-asian="normal" style:font-style-complex="normal" style:font-weight-complex="normal"/>
    </style:style>
    <style:style style:name="T63" style:family="text">
      <style:text-properties fo:font-style="normal" fo:font-weight="normal" officeooo:rsid="0081252a" style:font-style-asian="normal" style:font-weight-asian="normal" style:font-style-complex="normal" style:font-weight-complex="normal"/>
    </style:style>
    <style:style style:name="T64" style:family="text">
      <style:text-properties fo:font-style="normal" fo:font-weight="normal" officeooo:rsid="007e7bfa" style:font-style-asian="normal" style:font-weight-asian="normal" style:font-style-complex="normal" style:font-weight-complex="normal"/>
    </style:style>
    <style:style style:name="T65" style:family="text">
      <style:text-properties fo:font-style="normal" fo:font-weight="normal" officeooo:rsid="00960d63" style:font-style-asian="normal" style:font-weight-asian="normal" style:font-style-complex="normal" style:font-weight-complex="normal"/>
    </style:style>
    <style:style style:name="T66" style:family="text">
      <style:text-properties fo:font-style="normal" fo:font-weight="normal" officeooo:rsid="00bcf22c" style:font-style-asian="normal" style:font-weight-asian="normal" style:font-style-complex="normal" style:font-weight-complex="normal"/>
    </style:style>
    <style:style style:name="T67" style:family="text">
      <style:text-properties fo:font-style="normal" fo:font-weight="normal" officeooo:rsid="00be9ff5" style:font-style-asian="normal" style:font-weight-asian="normal" style:font-style-complex="normal" style:font-weight-complex="normal"/>
    </style:style>
    <style:style style:name="T68" style:family="text">
      <style:text-properties fo:font-style="normal" fo:font-weight="normal" officeooo:rsid="00c057c4" style:font-style-asian="normal" style:font-weight-asian="normal" style:font-style-complex="normal" style:font-weight-complex="normal"/>
    </style:style>
    <style:style style:name="T69" style:family="text">
      <style:text-properties fo:font-style="normal" fo:font-weight="normal" officeooo:rsid="00c55702" style:font-style-asian="normal" style:font-weight-asian="normal" style:font-style-complex="normal" style:font-weight-complex="normal"/>
    </style:style>
    <style:style style:name="T70" style:family="text">
      <style:text-properties fo:font-style="normal" fo:font-weight="normal" officeooo:rsid="00cdf48a" style:font-style-asian="normal" style:font-weight-asian="normal" style:font-style-complex="normal" style:font-weight-complex="normal"/>
    </style:style>
    <style:style style:name="T71" style:family="text">
      <style:text-properties fo:font-style="normal" fo:font-weight="normal" officeooo:rsid="00e599d4" style:font-style-asian="normal" style:font-weight-asian="normal" style:font-style-complex="normal" style:font-weight-complex="normal"/>
    </style:style>
    <style:style style:name="T72" style:family="text">
      <style:text-properties fo:font-style="normal" fo:font-weight="normal" officeooo:rsid="00c2ddd4" style:font-style-asian="normal" style:font-weight-asian="normal" style:font-style-complex="normal" style:font-weight-complex="normal"/>
    </style:style>
    <style:style style:name="T73" style:family="text">
      <style:text-properties fo:font-style="normal" fo:font-weight="normal" officeooo:rsid="00f66beb" style:font-style-asian="normal" style:font-weight-asian="normal" style:font-style-complex="normal" style:font-weight-complex="normal"/>
    </style:style>
    <style:style style:name="T74" style:family="text">
      <style:text-properties fo:font-style="normal" fo:font-weight="normal" officeooo:rsid="00ccd849" style:font-style-asian="normal" style:font-weight-asian="normal" style:font-style-complex="normal" style:font-weight-complex="normal"/>
    </style:style>
    <style:style style:name="T75" style:family="text">
      <style:text-properties fo:font-style="normal" fo:font-weight="normal" officeooo:rsid="00d0c9ac" style:font-style-asian="normal" style:font-weight-asian="normal" style:font-style-complex="normal" style:font-weight-complex="normal"/>
    </style:style>
    <style:style style:name="T76" style:family="text">
      <style:text-properties fo:font-style="normal" fo:font-weight="normal" officeooo:rsid="00a4ff07" style:font-style-asian="normal" style:font-weight-asian="normal" style:font-style-complex="normal" style:font-weight-complex="normal"/>
    </style:style>
    <style:style style:name="T77" style:family="text">
      <style:text-properties fo:font-style="normal" fo:font-weight="normal" officeooo:rsid="00d28103" style:font-style-asian="normal" style:font-weight-asian="normal" style:font-style-complex="normal" style:font-weight-complex="normal"/>
    </style:style>
    <style:style style:name="T78" style:family="text">
      <style:text-properties fo:font-style="normal" fo:font-weight="normal" officeooo:rsid="0118639f" style:font-style-asian="normal" style:font-weight-asian="normal" style:font-style-complex="normal" style:font-weight-complex="normal"/>
    </style:style>
    <style:style style:name="T79" style:family="text">
      <style:text-properties fo:font-style="normal" fo:font-weight="normal" officeooo:rsid="013b8fa6" style:font-style-asian="normal" style:font-weight-asian="normal" style:font-style-complex="normal" style:font-weight-complex="normal"/>
    </style:style>
    <style:style style:name="T80" style:family="text">
      <style:text-properties fo:font-style="normal" fo:font-weight="normal" officeooo:rsid="008010d4" style:font-style-asian="normal" style:font-weight-asian="normal" style:font-style-complex="normal" style:font-weight-complex="normal"/>
    </style:style>
    <style:style style:name="T81" style:family="text">
      <style:text-properties fo:font-style="normal" fo:font-weight="normal" officeooo:rsid="00bc5b97" style:font-style-asian="normal" style:font-weight-asian="normal" style:font-style-complex="normal" style:font-weight-complex="normal"/>
    </style:style>
    <style:style style:name="T82" style:family="text">
      <style:text-properties fo:font-style="normal" fo:font-weight="normal" officeooo:rsid="009012b4" style:font-style-asian="normal" style:font-weight-asian="normal" style:font-style-complex="normal" style:font-weight-complex="normal"/>
    </style:style>
    <style:style style:name="T83" style:family="text">
      <style:text-properties fo:font-style="normal" fo:font-weight="normal" officeooo:rsid="009d4bb4" style:font-style-asian="normal" style:font-weight-asian="normal" style:font-style-complex="normal" style:font-weight-complex="normal"/>
    </style:style>
    <style:style style:name="T84" style:family="text">
      <style:text-properties fo:font-style="normal" fo:font-weight="normal" officeooo:rsid="0119a597" style:font-style-asian="normal" style:font-weight-asian="normal" style:font-style-complex="normal" style:font-weight-complex="normal"/>
    </style:style>
    <style:style style:name="T85" style:family="text">
      <style:text-properties fo:font-style="normal" fo:font-weight="normal" officeooo:rsid="013d68b1" style:font-style-asian="normal" style:font-weight-asian="normal" style:font-style-complex="normal" style:font-weight-complex="normal"/>
    </style:style>
    <style:style style:name="T86" style:family="text">
      <style:text-properties fo:font-style="normal" fo:font-weight="normal" officeooo:rsid="01488f31" style:font-style-asian="normal" style:font-weight-asian="normal" style:font-style-complex="normal" style:font-weight-complex="normal"/>
    </style:style>
    <style:style style:name="T87" style:family="text">
      <style:text-properties fo:font-style="normal" fo:font-weight="normal" officeooo:rsid="014f3446" style:font-style-asian="normal" style:font-weight-asian="normal" style:font-style-complex="normal" style:font-weight-complex="normal"/>
    </style:style>
    <style:style style:name="T88" style:family="text">
      <style:text-properties officeooo:rsid="002dc488"/>
    </style:style>
    <style:style style:name="T89" style:family="text">
      <style:text-properties officeooo:rsid="003df9a9"/>
    </style:style>
    <style:style style:name="T90" style:family="text">
      <style:text-properties fo:font-style="italic" style:font-style-asian="italic" style:font-style-complex="italic"/>
    </style:style>
    <style:style style:name="T91" style:family="text">
      <style:text-properties fo:font-style="italic" officeooo:rsid="00656784" style:font-style-asian="italic" style:font-style-complex="italic"/>
    </style:style>
    <style:style style:name="T92" style:family="text">
      <style:text-properties fo:font-style="italic" fo:font-weight="normal" officeooo:rsid="00795519" style:font-style-asian="italic" style:font-weight-asian="normal" style:font-style-complex="italic" style:font-weight-complex="normal"/>
    </style:style>
    <style:style style:name="T93" style:family="text">
      <style:text-properties fo:font-style="italic" fo:font-weight="normal" officeooo:rsid="007e8cb8" style:font-style-asian="italic" style:font-weight-asian="normal" style:font-style-complex="italic" style:font-weight-complex="normal"/>
    </style:style>
    <style:style style:name="T94" style:family="text">
      <style:text-properties fo:font-style="italic" fo:font-weight="normal" officeooo:rsid="007ed045" style:font-style-asian="italic" style:font-weight-asian="normal" style:font-style-complex="italic" style:font-weight-complex="normal"/>
    </style:style>
    <style:style style:name="T95" style:family="text">
      <style:text-properties officeooo:rsid="00611297"/>
    </style:style>
    <style:style style:name="T96" style:family="text">
      <style:text-properties officeooo:rsid="0067230d"/>
    </style:style>
    <style:style style:name="T97" style:family="text">
      <style:text-properties officeooo:rsid="0072ebeb"/>
    </style:style>
    <style:style style:name="T98" style:family="text">
      <style:text-properties officeooo:rsid="00732092"/>
    </style:style>
    <style:style style:name="T99" style:family="text">
      <style:text-properties officeooo:rsid="0073824c"/>
    </style:style>
    <style:style style:name="T100" style:family="text">
      <style:text-properties officeooo:rsid="007dadbf"/>
    </style:style>
    <style:style style:name="T101" style:family="text">
      <style:text-properties fo:font-weight="normal" officeooo:rsid="007e8cb8" style:font-weight-asian="normal" style:font-weight-complex="normal"/>
    </style:style>
    <style:style style:name="T102" style:family="text">
      <style:text-properties officeooo:rsid="008bf697"/>
    </style:style>
    <style:style style:name="T103" style:family="text">
      <style:text-properties officeooo:rsid="0092177d"/>
    </style:style>
    <style:style style:name="T104" style:family="text">
      <style:text-properties officeooo:rsid="0092fb44"/>
    </style:style>
    <style:style style:name="T105" style:family="text">
      <style:text-properties officeooo:rsid="00959325"/>
    </style:style>
    <style:style style:name="T106" style:family="text">
      <style:text-properties officeooo:rsid="009f2f42"/>
    </style:style>
    <style:style style:name="T107" style:family="text">
      <style:text-properties officeooo:rsid="00a69558"/>
    </style:style>
    <style:style style:name="T108" style:family="text">
      <style:text-properties officeooo:rsid="00a6f1bb"/>
    </style:style>
    <style:style style:name="T109" style:family="text">
      <style:text-properties officeooo:rsid="00a74b83"/>
    </style:style>
    <style:style style:name="T110" style:family="text">
      <style:text-properties officeooo:rsid="00a91285"/>
    </style:style>
    <style:style style:name="T111" style:family="text">
      <style:text-properties officeooo:rsid="00acb723"/>
    </style:style>
    <style:style style:name="T112" style:family="text">
      <style:text-properties officeooo:rsid="00acd4b8"/>
    </style:style>
    <style:style style:name="T113" style:family="text">
      <style:text-properties officeooo:rsid="00af11ef"/>
    </style:style>
    <style:style style:name="T114" style:family="text">
      <style:text-properties officeooo:rsid="00b4fdfe"/>
    </style:style>
    <style:style style:name="T115" style:family="text">
      <style:text-properties officeooo:rsid="00b7fcb1"/>
    </style:style>
    <style:style style:name="T116" style:family="text">
      <style:text-properties officeooo:rsid="00b85428"/>
    </style:style>
    <style:style style:name="T117" style:family="text">
      <style:text-properties officeooo:rsid="00b9e71a"/>
    </style:style>
    <style:style style:name="T118" style:family="text">
      <style:text-properties officeooo:rsid="00c5a37e"/>
    </style:style>
    <style:style style:name="T119" style:family="text">
      <style:text-properties officeooo:rsid="00cb5a35"/>
    </style:style>
    <style:style style:name="T120" style:family="text">
      <style:text-properties officeooo:rsid="00ce171b"/>
    </style:style>
    <style:style style:name="T121" style:family="text">
      <style:text-properties officeooo:rsid="00d42c97"/>
    </style:style>
    <style:style style:name="T122" style:family="text">
      <style:text-properties officeooo:rsid="00d63143"/>
    </style:style>
    <style:style style:name="T123" style:family="text">
      <style:text-properties officeooo:rsid="00d9dc00"/>
    </style:style>
    <style:style style:name="T124" style:family="text">
      <style:text-properties fo:color="#008000"/>
    </style:style>
    <style:style style:name="T125" style:family="text">
      <style:text-properties fo:color="#008000" fo:font-style="normal" fo:font-weight="normal" style:font-style-asian="normal" style:font-weight-asian="normal" style:font-style-complex="normal" style:font-weight-complex="normal"/>
    </style:style>
    <style:style style:name="T126" style:family="text">
      <style:text-properties fo:color="#008000" fo:font-style="normal" fo:font-weight="normal" officeooo:rsid="00a3825d" style:font-style-asian="normal" style:font-weight-asian="normal" style:font-style-complex="normal" style:font-weight-complex="normal"/>
    </style:style>
    <style:style style:name="T127" style:family="text">
      <style:text-properties fo:color="#008000" fo:font-style="normal" fo:font-weight="normal" officeooo:rsid="00ccd849" style:font-style-asian="normal" style:font-weight-asian="normal" style:font-style-complex="normal" style:font-weight-complex="normal"/>
    </style:style>
    <style:style style:name="T128" style:family="text">
      <style:text-properties fo:color="#008000" fo:font-style="normal" fo:font-weight="normal" officeooo:rsid="00c8e0e8" style:font-style-asian="normal" style:font-weight-asian="normal" style:font-style-complex="normal" style:font-weight-complex="normal"/>
    </style:style>
    <style:style style:name="T129" style:family="text">
      <style:text-properties fo:color="#008000" fo:font-style="normal" fo:font-weight="normal" officeooo:rsid="00cb5a35" style:font-style-asian="normal" style:font-weight-asian="normal" style:font-style-complex="normal" style:font-weight-complex="normal"/>
    </style:style>
    <style:style style:name="T130" style:family="text">
      <style:text-properties fo:color="#008000" fo:font-style="normal" fo:font-weight="normal" officeooo:rsid="013a37ac" style:font-style-asian="normal" style:font-weight-asian="normal" style:font-style-complex="normal" style:font-weight-complex="normal"/>
    </style:style>
    <style:style style:name="T131" style:family="text">
      <style:text-properties fo:color="#008000" fo:font-style="normal" fo:font-weight="normal" officeooo:rsid="01196ac2" style:font-style-asian="normal" style:font-weight-asian="normal" style:font-style-complex="normal" style:font-weight-complex="normal"/>
    </style:style>
    <style:style style:name="T132" style:family="text">
      <style:text-properties fo:color="#008000" fo:font-style="normal" fo:font-weight="normal" officeooo:rsid="01459467" style:font-style-asian="normal" style:font-weight-asian="normal" style:font-style-complex="normal" style:font-weight-complex="normal"/>
    </style:style>
    <style:style style:name="T133" style:family="text">
      <style:text-properties fo:color="#008000" fo:font-style="normal" fo:font-weight="normal" officeooo:rsid="007e7bfa" style:font-style-asian="normal" style:font-weight-asian="normal" style:font-style-complex="normal" style:font-weight-complex="normal"/>
    </style:style>
    <style:style style:name="T134" style:family="text">
      <style:text-properties fo:color="#008000" fo:font-style="normal" fo:font-weight="normal" officeooo:rsid="0156bc4c" style:font-style-asian="normal" style:font-weight-asian="normal" style:font-style-complex="normal" style:font-weight-complex="normal"/>
    </style:style>
    <style:style style:name="T135" style:family="text">
      <style:text-properties fo:color="#008000" officeooo:rsid="003df9a9"/>
    </style:style>
    <style:style style:name="T136" style:family="text">
      <style:text-properties fo:color="#008000" officeooo:rsid="00550a8f"/>
    </style:style>
    <style:style style:name="T137" style:family="text">
      <style:text-properties fo:color="#008000" officeooo:rsid="015193af"/>
    </style:style>
    <style:style style:name="T138" style:family="text">
      <style:text-properties fo:color="#008000" fo:font-style="italic" officeooo:rsid="015193af" style:font-style-asian="italic" style:font-style-complex="italic"/>
    </style:style>
    <style:style style:name="T139" style:family="text">
      <style:text-properties fo:color="#008000" fo:font-style="italic" style:text-underline-style="none" style:font-style-asian="italic" style:font-style-complex="italic"/>
    </style:style>
    <style:style style:name="T140" style:family="text">
      <style:text-properties fo:color="#008000" officeooo:rsid="013c2820"/>
    </style:style>
    <style:style style:name="T141" style:family="text">
      <style:text-properties fo:color="#008000" officeooo:rsid="014ca427"/>
    </style:style>
    <style:style style:name="T142" style:family="text">
      <style:text-properties fo:color="#008000" officeooo:rsid="014c20e4"/>
    </style:style>
    <style:style style:name="T143" style:family="text">
      <style:text-properties fo:color="#008000" officeooo:rsid="01591849"/>
    </style:style>
    <style:style style:name="T144" style:family="text">
      <style:text-properties officeooo:rsid="00f40c5b"/>
    </style:style>
    <style:style style:name="T145" style:family="text">
      <style:text-properties officeooo:rsid="00f66beb"/>
    </style:style>
    <style:style style:name="T146" style:family="text">
      <style:text-properties fo:font-weight="bold" style:font-weight-asian="bold" style:font-weight-complex="bold"/>
    </style:style>
    <style:style style:name="T147" style:family="text">
      <style:text-properties fo:font-weight="bold" officeooo:rsid="005f7eb3" style:font-weight-asian="bold" style:font-weight-complex="bold"/>
    </style:style>
    <style:style style:name="T148" style:family="text">
      <style:text-properties fo:font-weight="bold" officeooo:rsid="0014dff0" style:font-weight-asian="bold" style:font-weight-complex="bold"/>
    </style:style>
    <style:style style:name="T149" style:family="text">
      <style:text-properties fo:font-weight="bold" officeooo:rsid="004755b5" style:font-weight-asian="bold" style:font-weight-complex="bold"/>
    </style:style>
    <style:style style:name="T150" style:family="text">
      <style:text-properties fo:font-weight="bold" officeooo:rsid="00fb644c" style:font-weight-asian="bold" style:font-weight-complex="bold"/>
    </style:style>
    <style:style style:name="T151" style:family="text">
      <style:text-properties fo:font-weight="bold" officeooo:rsid="01125290" style:font-weight-asian="bold" style:font-weight-complex="bold"/>
    </style:style>
    <style:style style:name="T152" style:family="text">
      <style:text-properties fo:font-weight="bold" officeooo:rsid="011ba534" style:font-weight-asian="bold" style:font-weight-complex="bold"/>
    </style:style>
    <style:style style:name="T153" style:family="text">
      <style:text-properties fo:font-weight="bold" officeooo:rsid="011ccfee" style:font-weight-asian="bold" style:font-weight-complex="bold"/>
    </style:style>
    <style:style style:name="T154" style:family="text">
      <style:text-properties fo:font-weight="bold" officeooo:rsid="011bbfac" style:font-weight-asian="bold" style:font-weight-complex="bold"/>
    </style:style>
    <style:style style:name="T155" style:family="text">
      <style:text-properties fo:font-weight="bold" officeooo:rsid="013dbdcf" style:font-weight-asian="bold" style:font-weight-complex="bold"/>
    </style:style>
    <style:style style:name="T156" style:family="text">
      <style:text-properties fo:font-weight="bold" officeooo:rsid="009f2f42" style:font-weight-asian="bold" style:font-weight-complex="bold"/>
    </style:style>
    <style:style style:name="T157" style:family="text">
      <style:text-properties fo:font-weight="bold" officeooo:rsid="007d969d" style:font-weight-asian="bold" style:font-weight-complex="bold"/>
    </style:style>
    <style:style style:name="T158" style:family="text">
      <style:text-properties fo:font-weight="bold" officeooo:rsid="0092177d" style:font-weight-asian="bold" style:font-weight-complex="bold"/>
    </style:style>
    <style:style style:name="T159" style:family="text">
      <style:text-properties fo:font-weight="bold" officeooo:rsid="00959325" style:font-weight-asian="bold" style:font-weight-complex="bold"/>
    </style:style>
    <style:style style:name="T160" style:family="text">
      <style:text-properties fo:font-weight="bold" officeooo:rsid="0154b4dc" style:font-weight-asian="bold" style:font-weight-complex="bold"/>
    </style:style>
    <style:style style:name="T161" style:family="text">
      <style:text-properties officeooo:rsid="00f758e6"/>
    </style:style>
    <style:style style:name="T162" style:family="text">
      <style:text-properties officeooo:rsid="00f91845"/>
    </style:style>
    <style:style style:name="T163" style:family="text">
      <style:text-properties officeooo:rsid="010251cc"/>
    </style:style>
    <style:style style:name="T164" style:family="text">
      <style:text-properties officeooo:rsid="01058700"/>
    </style:style>
    <style:style style:name="T165" style:family="text">
      <style:text-properties officeooo:rsid="010781a5"/>
    </style:style>
    <style:style style:name="T166" style:family="text">
      <style:text-properties officeooo:rsid="0108fcf1"/>
    </style:style>
    <style:style style:name="T167" style:family="text">
      <style:text-properties officeooo:rsid="010df51d"/>
    </style:style>
    <style:style style:name="T168" style:family="text">
      <style:text-properties officeooo:rsid="010fe526"/>
    </style:style>
    <style:style style:name="T169" style:family="text">
      <style:text-properties officeooo:rsid="0111be0d"/>
    </style:style>
    <style:style style:name="T170" style:family="text">
      <style:text-properties officeooo:rsid="01196ac2"/>
    </style:style>
    <style:style style:name="T171" style:family="text">
      <style:text-properties officeooo:rsid="011bbfac"/>
    </style:style>
    <style:style style:name="T172" style:family="text">
      <style:text-properties officeooo:rsid="011ccfee"/>
    </style:style>
    <style:style style:name="T173" style:family="text">
      <style:text-properties officeooo:rsid="011e6eaa"/>
    </style:style>
    <style:style style:name="T174" style:family="text">
      <style:text-properties style:text-line-through-style="none" style:text-line-through-type="none" officeooo:rsid="0014dff0"/>
    </style:style>
    <style:style style:name="T175" style:family="text">
      <style:text-properties style:text-line-through-style="none" style:text-line-through-type="none" officeooo:rsid="005ea38d"/>
    </style:style>
    <style:style style:name="T176" style:family="text">
      <style:text-properties style:text-line-through-style="none" style:text-line-through-type="none" officeooo:rsid="011fcc30"/>
    </style:style>
    <style:style style:name="T177" style:family="text">
      <style:text-properties officeooo:rsid="011fcc30"/>
    </style:style>
    <style:style style:name="T178" style:family="text">
      <style:text-properties officeooo:rsid="01226492"/>
    </style:style>
    <style:style style:name="T179" style:family="text">
      <style:text-properties officeooo:rsid="00656784"/>
    </style:style>
    <style:style style:name="T180" style:family="text">
      <style:text-properties officeooo:rsid="012f7903"/>
    </style:style>
    <style:style style:name="T181" style:family="text">
      <style:text-properties fo:color="#000000" officeooo:rsid="0092fb44" fo:background-color="transparent" loext:char-shading-value="0"/>
    </style:style>
    <style:style style:name="T182" style:family="text">
      <style:text-properties fo:color="#000000" officeooo:rsid="01363b41" fo:background-color="transparent" loext:char-shading-value="0"/>
    </style:style>
    <style:style style:name="T183" style:family="text">
      <style:text-properties fo:color="#000000" fo:font-style="italic" fo:font-weight="normal" officeooo:rsid="007dadbf" style:font-style-asian="italic" style:font-weight-asian="normal" style:font-style-complex="italic" style:font-weight-complex="normal"/>
    </style:style>
    <style:style style:name="T184" style:family="text">
      <style:text-properties fo:color="#000000" fo:font-style="normal" fo:font-weight="normal" officeooo:rsid="007dadbf" style:font-style-asian="normal" style:font-weight-asian="normal" style:font-style-complex="normal" style:font-weight-complex="normal"/>
    </style:style>
    <style:style style:name="T185" style:family="text">
      <style:text-properties fo:color="#000000" fo:font-style="normal" fo:font-weight="normal" officeooo:rsid="009716e8" style:font-style-asian="normal" style:font-weight-asian="normal" style:font-style-complex="normal" style:font-weight-complex="normal"/>
    </style:style>
    <style:style style:name="T186" style:family="text">
      <style:text-properties fo:color="#000000" fo:font-style="normal" fo:font-weight="normal" officeooo:rsid="0097391f" style:font-style-asian="normal" style:font-weight-asian="normal" style:font-style-complex="normal" style:font-weight-complex="normal"/>
    </style:style>
    <style:style style:name="T187" style:family="text">
      <style:text-properties fo:color="#000000" fo:font-style="normal" officeooo:rsid="007dadbf" style:font-style-asian="normal" style:font-style-complex="normal"/>
    </style:style>
    <style:style style:name="T188" style:family="text">
      <style:text-properties fo:color="#000000" fo:font-style="normal" officeooo:rsid="009716e8" style:font-style-asian="normal" style:font-style-complex="normal"/>
    </style:style>
    <style:style style:name="T189" style:family="text">
      <style:text-properties fo:color="#000000" fo:font-style="normal" officeooo:rsid="0097391f" style:font-style-asian="normal" style:font-style-complex="normal"/>
    </style:style>
    <style:style style:name="T190" style:family="text">
      <style:text-properties fo:color="#000000" officeooo:rsid="007dadbf"/>
    </style:style>
    <style:style style:name="T191" style:family="text">
      <style:text-properties officeooo:rsid="01397b52"/>
    </style:style>
    <style:style style:name="T192" style:family="text">
      <style:text-properties officeooo:rsid="013a37ac"/>
    </style:style>
    <style:style style:name="T193" style:family="text">
      <style:text-properties officeooo:rsid="013c2820"/>
    </style:style>
    <style:style style:name="T194" style:family="text">
      <style:text-properties officeooo:rsid="013dbdcf"/>
    </style:style>
    <style:style style:name="T195" style:family="text">
      <style:text-properties officeooo:rsid="0140accb"/>
    </style:style>
    <style:style style:name="T196" style:family="text">
      <style:text-properties officeooo:rsid="01451b12"/>
    </style:style>
    <style:style style:name="T197" style:family="text">
      <style:text-properties officeooo:rsid="014868c8"/>
    </style:style>
    <style:style style:name="T198" style:family="text">
      <style:text-properties officeooo:rsid="014c20e4"/>
    </style:style>
    <style:style style:name="T199" style:family="text">
      <style:text-properties officeooo:rsid="014ca427"/>
    </style:style>
    <style:style style:name="T200" style:family="text">
      <style:text-properties officeooo:rsid="014e1bc6"/>
    </style:style>
    <style:style style:name="T201" style:family="text">
      <style:text-properties fo:color="#ff0000" officeooo:rsid="003df9a9"/>
    </style:style>
    <style:style style:name="T202" style:family="text">
      <style:text-properties fo:color="#ff0000" officeooo:rsid="00f66beb"/>
    </style:style>
    <style:style style:name="T203" style:family="text">
      <style:text-properties fo:color="#ff0000" fo:font-style="normal" fo:font-weight="normal" officeooo:rsid="00be9ff5" fo:background-color="transparent" loext:char-shading-value="0" style:font-style-asian="normal" style:font-weight-asian="normal" style:font-style-complex="normal" style:font-weight-complex="normal"/>
    </style:style>
    <style:style style:name="T204" style:family="text">
      <style:text-properties officeooo:rsid="007d969d"/>
    </style:style>
    <style:style style:name="T205" style:family="text">
      <style:text-properties officeooo:rsid="00fb644c"/>
    </style:style>
    <style:style style:name="T206" style:family="text">
      <style:text-properties officeooo:rsid="0154b4dc"/>
    </style:style>
    <style:style style:name="T207" style:family="text">
      <style:text-properties officeooo:rsid="015acd8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itre ?</text:p>
      <text:p text:style-name="P28">Méthode d'ordre élevé pour le suivi de surface et la déformation de maillage...</text:p>
      <text:h text:style-name="Heading_20_1" text:outline-level="1">Avant propos</text:h>
      <text:p text:style-name="P1">Remerciements...</text:p>
      <text:h text:style-name="Heading_20_1" text:outline-level="1">Résumé général/<text:span text:style-name="T102">Abstract</text:span></text:h>
      <text:p text:style-name="P2">(10aine de lignes)</text:p>
      <text:h text:style-name="Heading_20_1" text:outline-level="1">Introduction</text:h>
      <text:p text:style-name="P2"><text:span text:style-name="T2">(</text:span>Présentation de l'étude dans son contexte<text:span text:style-name="T2">)</text:span></text:p>
      <text:p text:style-name="P3">Contexte</text:p>
      <text:list xml:id="list1779430434941118918" text:style-name="L1">
        <text:list-item>
          <text:p text:style-name="P32">Domaine : <text:span text:style-name="T4">simulation numérique dans des domaines aux frontières déformables ou en présence d'interface en propagation (couplages multiphysiques, exemples...)</text:span></text:p>
        </text:list-item>
        <text:list-item>
          <text:p text:style-name="P32">Problème généra<text:span text:style-name="T88">l :</text:span><text:span text:style-name="T3"> </text:span><text:span text:style-name="T5">déterminer avec précision et robustesse l'évolution au cours du temps d'une interface en mouvement</text:span></text:p>
        </text:list-item>
        <text:list-item>
          <text:p text:style-name="P32">Conséquences négatives ???</text:p>
        </text:list-item>
      </text:list>
      <text:p text:style-name="P3">Etudes</text:p>
      <text:p text:style-name="P3">(#auteur a fait …, cela a permis …, mais ...(limites))</text:p>
      <text:p text:style-name="P3">Bilan</text:p>
      <text:p text:style-name="P4">(avant mon étude, ...(+), mais ...(-), d'ou ma thèse)</text:p>
      <text:p text:style-name="P14"/>
      <text:p text:style-name="P14"/>
      <text:p text:style-name="P15"><text:span text:style-name="T166">- - &gt; <text:s/>ici </text:span>on s'intéresse <text:span text:style-name="T165">aux applications pour lesquelles la la définition de la géométrie initiale du domaine de calcul passe généralement par une phase de Conception Assistée par Ordinateur (CAO) - - &gt; formalisme BREP, <text:s/>géométrie différentielle des surfaces paramétriques, [IGA?]</text:span></text:p>
      <text:p text:style-name="P15"/>
      <text:p text:style-name="P16">Plan de la thèse</text:p>
      <text:p text:style-name="P1"/>
      <text:h text:style-name="Heading_20_1" text:outline-level="1">Etat de l'art <text:span text:style-name="T207">(→ Intro)</text:span></text:h>
      <text:p text:style-name="P29">Lister th<text:span text:style-name="T1">ématiques abordées dans la thèse :</text:span></text:p>
      <text:p text:style-name="Standard"><text:span text:style-name="T3">Formulation du problème d'interface en propagation (Euler/Lagrange, </text:span><text:span text:style-name="T50">principe de Huygens + condition d'entropie </text:span><text:span text:style-name="T59">(ESHP)</text:span><text:span text:style-name="T50">, </text:span><text:span text:style-name="T54">EdS/EdB</text:span><text:span text:style-name="T3">) et méthodes numériques adaptées </text:span><text:span text:style-name="T95">(level-set, VOF, interfaces diffuses, </text:span>front tracking, <text:span text:style-name="T163">face-offsetting, high-order/spectral (Veerapaneni, Gueyffier2015, Gibbs, Bruno, …))</text:span></text:p>
      <text:h text:style-name="P84" text:outline-level="1">Démarche</text:h>
      <text:p text:style-name="P26">Chapitres…</text:p>
      <text:p text:style-name="P83"><text:span text:style-name="T206">1. [Elaboration d'un] algorithme pour la propagation d'une surface [dans le formalisme BREP]/[régulière par morceaux]</text:span></text:p>
      <text:p text:style-name="P71"><text:span text:style-name="T94">O</text:span><text:span text:style-name="T92">bjectif : </text:span><text:span text:style-name="T61">mettre en place un algorithme </text:span><text:span text:style-name="T63">basé sur</text:span><text:span text:style-name="T62"> l</text:span><text:span text:style-name="T87">'ESHP</text:span><text:span text:style-name="T86"> </text:span><text:span text:style-name="T62">(énoncé en intro ?) </text:span><text:span text:style-name="T61">pour simuler la propagation d'une surface </text:span><text:span text:style-name="T62">représentée suivant</text:span><text:span text:style-name="T61"> le formalisme BREP,</text:span><text:span text:style-name="T62"> </text:span><text:span text:style-name="T63">i.e. </text:span><text:span text:style-name="T65">pour </text:span><text:span text:style-name="T64">construire un nouveau modèle BREP (géométrie et topologie) correspondant à </text:span><text:span text:style-name="T65">une </text:span><text:span text:style-name="T64">enveloppe de boules </text:span><text:span text:style-name="T69">(EdB) </text:span><text:span text:style-name="T64">centrées sur la surface courante. </text:span></text:p>
      <text:p text:style-name="P65"><text:span text:style-name="T93">Pour cela :</text:span><text:span text:style-name="T101"> </text:span></text:p>
      <text:list xml:id="list777202436660733280" text:style-name="L11">
        <text:list-item>
          <text:p text:style-name="P78"><text:span text:style-name="T80">o</text:span><text:span text:style-name="T64">n construit </text:span><text:span text:style-name="T80">d'abord </text:span><text:span text:style-name="T64">l'enveloppe des sphères </text:span><text:span text:style-name="T81">(EdS)</text:span><text:span text:style-name="T64"> :</text:span></text:p>
        </text:list-item>
      </text:list>
      <text:list xml:id="list5740806375199247515" text:style-name="L12">
        <text:list-item>
          <text:list>
            <text:list-item>
              <text:p text:style-name="P79"><text:span text:style-name="T64">pour les arêtes et sommets convexes : construction de nouvelles faces (→ </text:span><text:span text:style-name="T131">formulation</text:span><text:bookmark-start text:name="__DdeLink__939_1448128844"/><text:span text:style-name="T131">/</text:span><text:span text:style-name="T132">paramétrisation</text:span><text:span text:style-name="T131"> </text:span><text:bookmark-end text:name="__DdeLink__939_1448128844"/><text:span text:style-name="T133">canal surfaces </text:span><text:span text:style-name="T134">[Peternell (1997)]</text:span><text:span text:style-name="T64">), arêtes (smooth) et sommets ;</text:span></text:p>
            </text:list-item>
            <text:list-item>
              <text:p text:style-name="P58">pour les faces : face vis-à-vis sur <text:span text:style-name="T118">l'EdS </text:span>(→ <text:span text:style-name="T170">formulation/paramétrisation </text:span>"extension" canal surfaces <text:span text:style-name="T137">["</text:span><text:span text:style-name="T138">Boundary surface recovery from skeleton curves and surfaces</text:span><text:span text:style-name="T137">", Gelston (1993)]</text:span>, <text:span text:style-name="T193">différence avec le simple transport explicite suivant la normale </text:span><text:span text:style-name="T140">[Thèse Jiao</text:span><text:span text:style-name="T143">]</text:span>).</text:p>
            </text:list-item>
          </text:list>
        </text:list-item>
        <text:list-item>
          <text:p text:style-name="P79"><text:span text:style-name="T85">e</text:span><text:span text:style-name="T64">nsuite, application de la condition d'entropie (</text:span><text:span text:style-name="T81">EdB</text:span><text:span text:style-name="T64">) : résolution des auto-intersections </text:span><text:span text:style-name="T82">=&gt;</text:span><text:span text:style-name="T64"> construction d'arêtes</text:span><text:span text:style-name="T83"> </text:span><text:span text:style-name="T64">et sommets </text:span><text:span text:style-name="T84">(motivation/</text:span><text:span text:style-name="T85">justification</text:span><text:span text:style-name="T84">, pas de détail sur la méthode de calcul des intersections).</text:span></text:p>
        </text:list-item>
      </text:list>
      <text:p text:style-name="P39"><text:span text:style-name="T190">Transition :</text:span><text:span text:style-name="T187"> il faut maintenant faire le choix d'une méthode numérique (à la fois robuste, précis</text:span><text:span text:style-name="T188">e</text:span><text:span text:style-name="T187"> et </text:span><text:span text:style-name="T189">nécessitant un faible</text:span><text:span text:style-name="T187"> temps de calcul) pour appliquer cet algorithme de façon pratique.</text:span></text:p>
      <text:list xml:id="list1817696842966931278" text:style-name="L14">
        <text:list-header>
          <text:p text:style-name="P82"><text:span text:style-name="T184"/></text:p>
        </text:list-header>
      </text:list>
      <text:p text:style-name="P66"><text:span text:style-name="T206">2. Méthode [(pseudo-)spectrale]/[d'ordre élevé] pour le suivi d'un [patch rectangulaire de surface]/[carreau paramétrique]</text:span></text:p>
      <text:p text:style-name="P7">Objectif :<text:span text:style-name="T3"> </text:span><text:span text:style-name="T27">mettre au point une méthode numérique </text:span><text:span text:style-name="T31">(discrétisations spatiale et temporelle)</text:span></text:p>
      <text:p text:style-name="P7"><text:span text:style-name="T51">pour le suivi d'un seul patch rectangulaire de surface </text:span><text:span text:style-name="T58">de continuité géométrique élevée (infinie)</text:span><text:span text:style-name="T51">, qui servira de b</text:span><text:span text:style-name="T57">ase</text:span><text:span text:style-name="T51"> </text:span><text:span text:style-name="T57">pour <text:s/>mettre en œuvre</text:span><text:span text:style-name="T51"> </text:span><text:span text:style-name="T27">l'algorithme du chap.</text:span><text:span text:style-name="T31"> </text:span><text:span text:style-name="T27">1.</text:span></text:p>
      <text:p text:style-name="P30">Pour cela :<text:span text:style-name="T3"> </text:span></text:p>
      <text:list xml:id="list5002128103128686037" text:style-name="L2">
        <text:list-item>
          <text:p text:style-name="P40">Méthode pseudo-spectrale <text:span text:style-name="T192">(</text:span><text:span text:style-name="T128">i.e. </text:span><text:span text:style-name="T129">solution développée dans une base de fonctions globales et régulières, </text:span><text:span text:style-name="T130">r</text:span><text:span text:style-name="T128">ésidu annulé exactement en un nombre discret de points de collocation, donnant une ODE par point de collocation</text:span><text:span text:style-name="T192">) </text:span>basée sur le <text:span text:style-name="T161">transport/suivi</text:span> lagrangien de marqueurs/points de collocation </text:p>
        </text:list-item>
        <text:list-item>
          <text:p text:style-name="P42"><text:span text:style-name="T145">choix des fonctions de bases : </text:span>polynômes <text:span text:style-name="T145">de </text:span>Chebyshev (motivation, <text:span text:style-name="T136">définition, points de collocation CGL → </text:span><text:span text:style-name="T124">DCT, différentiation, quadrature</text:span><text:span text:style-name="T125">, </text:span><text:span text:style-name="T126">erreur d'approximation = troncature + aliasing, </text:span><text:span text:style-name="T127">précision spectrale</text:span><text:span text:style-name="T74">, </text:span><text:span text:style-name="T75">représentation de courbes/surfaces</text:span>)</text:p>
        </text:list-item>
        <text:list-item>
          <text:p text:style-name="P33"><text:span text:style-name="T3">intégration temporelle classique </text:span><text:span text:style-name="T10">s</text:span><text:span text:style-name="T3">i le champ de vecteur vitesse est donné</text:span></text:p>
        </text:list-item>
        <text:list-item>
          <text:p text:style-name="P41"><text:span text:style-name="T60">si seule la vitesse normale est donnée, approximation de l'EdS </text:span><text:span text:style-name="T78">(pour l'instant, pas d'auto-intersections globales (traité</text:span><text:span text:style-name="T79">es</text:span><text:span text:style-name="T78"> au chap.3))</text:span></text:p>
        </text:list-item>
        <text:list-item>
          <text:p text:style-name="P43"><text:span text:style-name="T89">problèmes liés aux grandes déformations</text:span> <text:span text:style-name="T89">(</text:span>aliasing <text:span text:style-name="T144">excessif</text:span>, folding / <text:span text:style-name="T144">collapse / auto-intersections locales</text:span>…<text:span text:style-name="T89">), </text:span><text:span text:style-name="T135">état de l'art</text:span><text:span text:style-name="T89">, détection / prévention / </text:span><text:span text:style-name="T201">traitement</text:span></text:p>
        </text:list-item>
      </text:list>
      <text:p text:style-name="P8"><text:span text:style-name="T100">Transition :</text:span><text:span text:style-name="T6"> </text:span></text:p>
      <text:list xml:id="list471802370365427151" text:style-name="L13">
        <text:list-header>
          <text:p text:style-name="P81"><text:span text:style-name="T149"/></text:p>
        </text:list-header>
      </text:list>
      <text:p text:style-name="P80"><text:span text:style-name="T160">3. </text:span><text:span text:style-name="T149">Généralisation </text:span><text:span text:style-name="T152">a</text:span><text:span text:style-name="T147">ux/</text:span><text:span text:style-name="T152">[</text:span><text:span text:style-name="T147">au suivi de</text:span><text:span text:style-name="T151">]</text:span><text:span text:style-name="T149"> surfaces régulières par morceaux de topologie </text:span><text:soft-page-break/><text:span text:style-name="T149">quelconque</text:span><text:span text:style-name="T148"> </text:span></text:p>
      <text:p text:style-name="P7">Objectif :<text:span text:style-name="T3"> </text:span><text:span text:style-name="T52">Intégrer la méthode </text:span><text:span text:style-name="T53">de base </text:span><text:span text:style-name="T52">présentée au chap.2 dans l'algorithme du chap.1 </text:span><text:span text:style-name="T53">pour la généraliser au suivi de surfaces BREP régulières par morceaux et de topologie quelconque</text:span><text:span text:style-name="T52">. </text:span><text:span text:style-name="T55">Construire une approximation </text:span><text:span text:style-name="T52">de l'EdS/EdB en utilisant cette discrétisation. Valider la méthode en vérifiant la convergence </text:span><text:span text:style-name="T56">spectrale/d'ordre élevé</text:span><text:span text:style-name="T52"> pour des cas de référence.</text:span></text:p>
      <text:p text:style-name="P7">Pour cela :<text:span text:style-name="T3"> </text:span></text:p>
      <text:list xml:id="list6229970606123243729" text:style-name="L3">
        <text:list-item>
          <text:p text:style-name="P46">paramétrisation/<text:span text:style-name="T162">trimming</text:span> des faces "Huygens" </text:p>
          <text:list>
            <text:list-item>
              <text:p text:style-name="P47">arêtes (<text:span text:style-name="T60">LS fit</text:span><text:span text:style-name="T76">ting </text:span><text:span text:style-name="T60">de courbe </text:span><text:span text:style-name="T77">d'intersection</text:span><text:span text:style-name="T60">, a</text:span><text:span text:style-name="T76">pprox. canal surface restreinte</text:span>)</text:p>
            </text:list-item>
            <text:list-item>
              <text:p text:style-name="P47">sommets <text:span text:style-name="T97">(</text:span>polygone sphérique découpé en quad<text:span text:style-name="T98">s</text:span> (seulement si vitesse uniforme), (trimmed) l<text:span text:style-name="T99">ong-lat</text:span> rectangle<text:span text:style-name="T97">)</text:span></text:p>
            </text:list-item>
          </text:list>
        </text:list-item>
        <text:list-item>
          <text:p text:style-name="P44"><text:span text:style-name="T168">détection/tracé des </text:span>intersections <text:span text:style-name="T167">face-face </text:span></text:p>
          <text:list>
            <text:list-item>
              <text:p text:style-name="P48">état de l'art</text:p>
            </text:list-item>
            <text:list-item>
              <text:p text:style-name="P49">adaptation de l'approche Hohmeyer (Chebyshev/Bernstein)</text:p>
            </text:list-item>
          </text:list>
        </text:list-item>
        <text:list-item>
          <text:p text:style-name="P50">reconstruction <text:span text:style-name="T169">faces trimmées et topologie </text:span>BREP</text:p>
        </text:list-item>
        <text:list-item>
          <text:p text:style-name="P45">validation <text:span text:style-name="T178">sur </text:span>cas <text:span text:style-name="T145">de référence</text:span> <text:span text:style-name="T145">(</text:span><text:span text:style-name="T70">convergence position, aire, volume</text:span><text:span text:style-name="T73">)</text:span></text:p>
          <text:list>
            <text:list-item>
              <text:p text:style-name="P45"><text:span text:style-name="T145">sans faces trimmées </text:span>(→<text:span text:style-name="T145"> quadrature Clenshaw Curtis</text:span>) <text:span text:style-name="T145">(vortex, cube en expansion, </text:span><text:span text:style-name="T202">vitesse normale non-uniforme</text:span><text:span text:style-name="T145">)</text:span></text:p>
            </text:list-item>
            <text:list-item>
              <text:p text:style-name="P51">avec faces trimmées (extension quadrature?) <text:span text:style-name="T197">(zalesak, cone-cyl, ...)</text:span></text:p>
            </text:list-item>
          </text:list>
        </text:list-item>
      </text:list>
      <text:list xml:id="list3191780223490560465" text:style-name="L4">
        <text:list-header>
          <text:p text:style-name="P36"><text:span text:style-name="T3"/></text:p>
        </text:list-header>
      </text:list>
      <text:p text:style-name="P5"/>
      <text:p text:style-name="P69"><text:span text:style-name="T206">4. D</text:span>éformation de maillage surfacique <text:span text:style-name="T177">[</text:span><text:span text:style-name="T174">pour </text:span><text:span text:style-name="T175">des simulations</text:span><text:span text:style-name="T174"> EF/VF</text:span><text:span text:style-name="T176">]</text:span></text:p>
      <text:p text:style-name="P6">Objectif :<text:span text:style-name="T3"> </text:span><text:span text:style-name="T23">mettre au point une méthodologie pour déformer un maillage surfacique de la surface en propagation en utilisant le modèle BREP dynamique comme support géométrique </text:span><text:span text:style-name="T48">(</text:span><text:span text:style-name="T23">afin de pouvoir réaliser des simulations EF/VF dans des domaines de géométrie déformables</text:span><text:span text:style-name="T48">)</text:span><text:span text:style-name="T23">. </text:span><text:span text:style-name="T49">[</text:span><text:span text:style-name="T23">Propososer une stratrégie de couplage avec solveur EF/VF pour les cas où la vitesse de propagation de l'interface dépend de la solution (e.g. propergol)</text:span><text:span text:style-name="T49">] → chap.5 ?</text:span><text:span text:style-name="T23"> . On se concentre essentiellement sur </text:span><text:span text:style-name="T38">applications avec </text:span><text:span text:style-name="T36">maillage </text:span><text:span text:style-name="T39">(</text:span><text:span text:style-name="T36">volumique </text:span><text:span text:style-name="T23">body fitted</text:span><text:span text:style-name="T39">)</text:span><text:span text:style-name="T23"> </text:span><text:span text:style-name="T37">à </text:span><text:span text:style-name="T23">connectivité </text:span><text:span text:style-name="T37">fixe</text:span><text:span text:style-name="T23"> </text:span><text:span text:style-name="T38">(</text:span><text:span text:style-name="T40">e.g. </text:span><text:span text:style-name="T38">ALE).</text:span></text:p>
      <text:p text:style-name="P6">Pour cela :<text:span text:style-name="T3"> </text:span></text:p>
      <text:list xml:id="list9012700986873809154" text:style-name="L9">
        <text:list-item>
          <text:p text:style-name="P72"><text:span text:style-name="T66">BREP-conforming mesh </text:span><text:span text:style-name="T71">+</text:span><text:span text:style-name="T66"> </text:span><text:span text:style-name="T71">o</text:span><text:span text:style-name="T68">ptimisation/smoothing </text:span><text:span text:style-name="T66">=&gt; facile mais limité (pas de changement </text:span><text:span text:style-name="T67">de la matrice d'adjacence des faces BREP, qualité du maillage rapidement dégradée)</text:span></text:p>
        </text:list-item>
        <text:list-item>
          <text:p text:style-name="P73"><text:span text:style-name="T203">Hypergraphe</text:span><text:span text:style-name="T67"> </text:span><text:span text:style-name="T71">+ s</text:span><text:span text:style-name="T72">moothing amélioré (projection sur hyperface/hyperedge)</text:span></text:p>
        </text:list-item>
        <text:list-item>
          <text:p text:style-name="P52"><text:span text:style-name="T25">stratégie de couplage : i</text:span><text:span text:style-name="T24">nterpolation vitesse aux points de collocation à partir des infos sur le maillage </text:span><text:span text:style-name="T33">(LS fitting) </text:span><text:span text:style-name="T32">(→ chap.5 ?)</text:span></text:p>
        </text:list-item>
      </text:list>
      <text:p text:style-name="P6">Transition :<text:span text:style-name="T3"> </text:span></text:p>
      <text:p text:style-name="P5"/>
      <text:p text:style-name="P70"><text:span text:style-name="T206">5. </text:span>Application à la simulation de la combustion/<text:span text:style-name="T173">régression</text:span> de propergol solide</text:p>
      <text:p text:style-name="P6">Objectif :<text:span text:style-name="T3"> </text:span><text:span text:style-name="T42">étudier la capacité de notre méthode à traiter des problèmes industriels de surface en propagation, et son intégration dans une chaîne de calcul pour réaliser des simulations de phénomènes multiphysiques dans des domaines de géométrie complexe et déformable.</text:span></text:p>
      <text:p text:style-name="P6">Pour cela :<text:span text:style-name="T3"> </text:span></text:p>
      <text:list xml:id="list472022575876746960" text:style-name="L10">
        <text:list-item>
          <text:p text:style-name="P63"><text:soft-page-break/>contexte rapide propulsion solide, enjeux, difficultés</text:p>
        </text:list-item>
        <text:list-item>
          <text:p text:style-name="P74"><text:span text:style-name="T3">configuration, </text:span><text:span text:style-name="T41">méthodologie de "couplage" </text:span><text:span text:style-name="T44">et de déformation de maillage volumique</text:span></text:p>
        </text:list-item>
        <text:list-item>
          <text:p text:style-name="P53"><text:span text:style-name="T44">n</text:span><text:span text:style-name="T45">ouveau </text:span><text:span text:style-name="T44">c</text:span><text:span text:style-name="T3">alcul à l'INRIA ?</text:span></text:p>
        </text:list-item>
        <text:list-item>
          <text:p text:style-name="P74"><text:span text:style-name="T3">résultats </text:span><text:span text:style-name="T43">BREP, </text:span><text:span text:style-name="T3">maillage surface/</text:span><text:span text:style-name="T46">volume</text:span><text:span text:style-name="T3"> et </text:span><text:span text:style-name="T47">solution</text:span><text:span text:style-name="T3"> calcul Navier-Stokes</text:span></text:p>
        </text:list-item>
      </text:list>
      <text:p text:style-name="P64"/>
      <text:p text:style-name="P64"/>
      <text:h text:style-name="P85" text:outline-level="1">Discussion</text:h>
      <text:p text:style-name="P76">Analyse critique de l'étude</text:p>
      <text:p text:style-name="P77"/>
      <text:h text:style-name="P85" text:outline-level="1">Conclusion</text:h>
      <text:h text:style-name="P85" text:outline-level="1">Annexes</text:h>
      <text:p text:style-name="P75"/>
      <text:h text:style-name="P86" text:outline-level="1">Argument<text:span text:style-name="T200">ation</text:span></text:h>
      <text:h text:style-name="Heading_20_3" text:outline-level="3">Type de problèmes visés, <text:span text:style-name="T191">motivation high-order et BREP</text:span></text:h>
      <text:p text:style-name="P27">Focus sur <text:span text:style-name="T107">la propagation – dans un champ de vitesse continu en module (mais pas nécessairement en direction) – de </text:span>surfaces régulières par morceaux <text:span text:style-name="T164">(omniprésentes dans les applications industrielles, donner exemples)</text:span>, i.e. pouvant avoir des discontinuités de plan tangent ou de courbure (on ne s'intéresse pas <text:span text:style-name="T104">aux problèmes de type mean curvature flow, Willmore flow, etc.). </text:span></text:p>
      <text:p text:style-name="P27"><text:span text:style-name="T181">L</text:span><text:span text:style-name="T182">es méthodes high-order sont intéressantes lorsque la solution est régulière car plus précises à moindre coût que les méthodes low-order. </text:span><text:span text:style-name="T104">Le formalisme BREP offre une description d'ordre élevé compacte et générique adapté aux surfaces <text:s/>régulières par morceaux. On va donc exploiter ce type de représentation pour mettre au point une méthode high-order de suivi de surface <text:s/>régulière par morceaux.</text:span></text:p>
      <text:p text:style-name="Standard"><text:span text:style-name="T199">On se limite à des surfaces qui sont des variétés topologiques</text:span><text:span text:style-name="T199"><text:note text:id="ftn1" text:note-class="footnote"><text:note-citation>1</text:note-citation><text:note-body><text:p text:style-name="P31">Et même différentielles.</text:p></text:note-body></text:note></text:span><text:span text:style-name="T199"> (tout point possède un voisinage homéomorphe à un disque (demi-disque si bord)). La frontière des solides satisfait généralement cette propriété, mais il arrive qu'on utilise des géométries non-manifold pour simplifier l'analyse (coques, plaques, poutres, …). Le formalisme BREP peut être généralisé à ce type de géométrie (e.g. </text:span><text:span text:style-name="T141">["</text:span><text:span text:style-name="T139">Non-manifold boundary representation for solid modeling</text:span><text:span text:style-name="T124">", Gueorguieva </text:span><text:span text:style-name="T142">(1994)]</text:span><text:span text:style-name="T198">), on pourrait donc généraliser notre méthode également.</text:span></text:p>
      <text:p text:style-name="Standard"/>
      <text:h text:style-name="P87" text:outline-level="3">Traitement des différentes entités BREP dans la construction de l'EdB</text:h>
      <text:p text:style-name="P22">Puisque la vitesse normale est continue (par hypothèse), le rayon des boules évolue aussi continuement le long de la surface. Et puisque chaque face a une continuité géométrique d'ordre 1 ou plus, chaque point sur une face donnée aura un et un seul point correspondant sur l’enveloppe des hémisphères (si on tient compte du sens de propagation). Donc on peut propager chaque face en construisant son vis-à-vis sur l’enveloppe. Ensuite il nous reste à construire l’enveloppe des arêtes et des sommets. A noter que seuls les arêtes et sommets convexes doivent être considérés, car dans les régions concaves de la surface, ces enveloppes sont incluses dans celles des faces incidentes. <text:span text:style-name="T90">(à développer…)</text:span></text:p>
      <text:p text:style-name="P24"/>
      <text:h text:style-name="Heading_20_3" text:outline-level="3">Choix de l<text:span text:style-name="T195">a méthode numérique</text:span> (méthode pseudo-spectrale de suivi lagrangien)</text:h>
      <text:p text:style-name="P21">[…]</text:p>
      <text:p text:style-name="P23"/>
      <text:h text:style-name="Heading_20_3" text:outline-level="3">Choix des fonctions de base</text:h>
      <text:p text:style-name="P9"><text:span text:style-name="T96">H</text:span>armoniques sphériques pour surfaces de genre 0 <text:span text:style-name="T111">et sans bord </text:span>(sphères topologiques), <text:span text:style-name="T180">polynômes trigonométriques</text:span> pour <text:span text:style-name="T112">tores topologiques (+ méthode de continuation de Bruno pour les disques topologiques) </text:span>→<text:span text:style-name="T96"> limitations topologiques/géométriques (régularité globale)</text:span></text:p>
      <text:p text:style-name="P10"><text:soft-page-break/><text:span text:style-name="T113">Polynômes algébriques (en produit tensoriel) </text:span>adapté<text:span text:style-name="T113">s</text:span> aux carreaux paramétriques, <text:span text:style-name="T196">donc plus</text:span> pratique<text:span text:style-name="T196">s</text:span>/flexible<text:span text:style-name="T196">s</text:span> pour traiter des géométries piecewise smooth et de topologie arbitraire <text:span text:style-name="T196">en utilisant le formalisme BREP</text:span>. </text:p>
      <text:p text:style-name="P17">Bernstein traditionnellement utilisé en CAO (<text:span text:style-name="T117">pratique pour la détection des intersections grâce la propriété d'enveloppe convexe, </text:span>etc)</text:p>
      <text:p text:style-name="P17">On choisit Chebyshev : <text:span text:style-name="T179">orthogonal</text:span>ité<text:span text:style-name="T179"> (LS fitting, aspect multirésolution, élévation/réduction de degré + quasi-optimalité minimax), </text:span>évaluation moins coûteuse<text:span text:style-name="T179"> (Clenshaw, FFT), points de collocations/marqueurs </text:span><text:span text:style-name="T91">sur</text:span><text:span text:style-name="T179"> la surface (plus simple pour le suivi lagrangien). (</text:span>Pour les intersections, o<text:span text:style-name="T179">n peut changer de base </text:span>(→ Bernstein) <text:span text:style-name="T179">pour cette étape </text:span>si le degré des polynômes reste modeste<text:span text:style-name="T179">, sinon on développe une heuristique pour construire simplement des volumes englobants à partir des coeffs de Chebyshev).</text:span></text:p>
      <text:p text:style-name="P12">On pourrait imaginer des paramétrisation<text:span text:style-name="T114">s</text:span> hybrides (e.g. Fourier/Chebyshev pour des patchs périodiques suivant une direction paramétrique (c<text:span text:style-name="T115">ône</text:span>), etc.) mais il est plus <text:span text:style-name="T116">commode</text:span> d'utiliser un seul jeu de fonctions de bases (on découpe les patchs périodiques en plusieurs patchs "rectangulaires").</text:p>
      <text:p text:style-name="P13">Les arêtes représentent généralement les courbes d'intersection entre des surfaces. Ces dernières sont des courbes polynomiales dont le degré – qui dépend du degré des surfaces polynomiales intersectées – peut être très élevé. En pratique, on construit simplement une approximation linéaire par morceaux (<text:span text:style-name="T121">ligne polygonale ou </text:span>polyligne) de ces courbes. En revanche, on en construit une paramétrisation polynomiale approchée lors de la construction de l'enveloppe des sphères (LS fitting, choix du paramètre?).</text:p>
      <text:p text:style-name="P9"/>
      <text:h text:style-name="Heading_20_3" text:outline-level="3">Robustesse/<text:span text:style-name="T110">Précision</text:span> des intersections transverses </text:h>
      <text:p text:style-name="P11">Calculer précisément <text:span text:style-name="T110">et avec robustesse </text:span>des intersections tangentielles peut être fastidieux (en particulier avec des surfaces paramétriques polynomiales de degré elevé), mais de tels points/courbes sont préservés lors de la propagation (l<text:span text:style-name="T108">a direction du</text:span> champ de vitesse y est continu<text:span text:style-name="T108">e</text:span> par continuité du plan tangent), <text:span text:style-name="T109">et ne sont donc calculés qu'une fois (fournis dans la CAD initiale ou bien créés à partir d'intersections transverses lors de la transformation d'arêtes/sommets convexes en faces "Huyge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Garamond" svg:font-family="Garamond" style:font-adornments="Normal" style:font-family-generic="roman" style:font-pitch="variable"/>
    <style:font-face style:name="Liberation Serif" svg:font-family="'Liberation Serif'" style:font-family-generic="roman" style:font-pitch="variable"/>
    <style:font-face style:name="Palatino Linotype" svg:font-family="'Palatino Linotype'" style:font-adornments="Normal" style:font-family-generic="roman" style:font-pitch="variable"/>
    <style:font-face style:name="Nimbus Sans L" svg:font-family="'Nimbus Sans L'" style:font-adornments="Gra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alatino Linotype" fo:font-family="'Palatino Linotype'" style:font-style-name="Normal" style:font-family-generic="roman" style:font-pitch="variable" fo:language="fr" fo:country="ML"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Garamond" fo:font-family="Garamond" style:font-style-name="Normal" style:font-family-generic="roman" style:font-pitch="variable" fo:font-size="14pt" fo:font-weight="normal"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style:font-name="Nimbus Sans L" fo:font-family="'Nimbus Sans L'" style:font-style-name="Gras" style:font-family-generic="swiss" style:font-pitch="variable" fo:font-size="22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stien Andrieu</meta:initial-creator>
    <meta:creation-date>2018-09-27T11:28:39.428861156</meta:creation-date>
    <dc:date>2018-10-11T11:45:30.479140073</dc:date>
    <dc:creator>Bastien Andrieu</dc:creator>
    <meta:editing-duration>P4DT10H40M34S</meta:editing-duration>
    <meta:editing-cycles>351</meta:editing-cycles>
    <meta:generator>LibreOffice/5.0.6.2$Linux_X86_64 LibreOffice_project/00$Build-2</meta:generator>
    <meta:document-statistic meta:table-count="0" meta:image-count="0" meta:object-count="0" meta:page-count="6" meta:paragraph-count="91" meta:word-count="1625" meta:character-count="11462" meta:non-whitespace-character-count="9933"/>
  </office:meta>
</office:document-meta>
</file>